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roggyCleanTTSZ" svg:font-family="ProggyCleanTTSZ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9mm"/>
    </style:style>
    <style:style style:name="co2" style:family="table-column">
      <style:table-column-properties fo:break-before="auto" style:column-width="8.34mm"/>
    </style:style>
    <style:style style:name="co3" style:family="table-column">
      <style:table-column-properties fo:break-before="auto" style:column-width="21.29mm"/>
    </style:style>
    <style:style style:name="co4" style:family="table-column">
      <style:table-column-properties fo:break-before="auto" style:column-width="5.47mm"/>
    </style:style>
    <style:style style:name="co5" style:family="table-column">
      <style:table-column-properties fo:break-before="auto" style:column-width="12.08mm"/>
    </style:style>
    <style:style style:name="co6" style:family="table-column">
      <style:table-column-properties fo:break-before="auto" style:column-width="6.61mm"/>
    </style:style>
    <style:style style:name="co7" style:family="table-column">
      <style:table-column-properties fo:break-before="auto" style:column-width="369.34mm"/>
    </style:style>
    <style:style style:name="co8" style:family="table-column">
      <style:table-column-properties fo:break-before="auto" style:column-width="6.33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5.75mm"/>
    </style:style>
    <style:style style:name="co11" style:family="table-column">
      <style:table-column-properties fo:break-before="auto" style:column-width="4.02mm"/>
    </style:style>
    <style:style style:name="co12" style:family="table-column">
      <style:table-column-properties fo:break-before="auto" style:column-width="4.6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7.67mm" fo:break-before="auto" style:use-optimal-row-height="false"/>
    </style:style>
    <style:style style:name="ro3" style:family="table-row">
      <style:table-row-properties style:row-height="5.4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visibility="collapse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ce1"/>
        <table:table-column table:style-name="co8" table:visibility="collapse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9" table:default-cell-style-name="Default"/>
        <table:table-column table:style-name="co11" table:visibility="collapse" table:default-cell-style-name="Default"/>
        <table:table-column table:style-name="co9" table:default-cell-style-name="Default"/>
        <table:table-column table:style-name="co12" table:visibility="collapse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Quelle</text:p>
          </table:table-cell>
          <table:table-cell office:value-type="string" calcext:value-type="string">
            <text:p>|</text:p>
          </table:table-cell>
          <table:table-cell table:style-name="Default" office:value-type="string" calcext:value-type="string">
            <text:p>Beschreibung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?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?</text:p>
          </table:table-cell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----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-----</text:p>
          </table:table-cell>
          <table:table-cell office:value-type="string" calcext:value-type="string">
            <text:p>|</text:p>
          </table:table-cell>
          <table:table-cell table:style-name="Default" office:value-type="string" calcext:value-type="string">
            <text:p>----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----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Wiki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ie Zeiten des Aus- und Einlaufens in einen Hafen.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Wiki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ie Namen der an Bord befindlichen Personen und jedwede Veränderung dazu. Diese Angaben sind besonders für den Ernstfall erforderlich, damit das Seefahrzeug ordnungsgemäß evakuiert werden kann.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Wiki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lle Beobachtungen, die von allgemeinem Interesse für die Schifffahrt sein könnten. Damit sind zum Beispiel Veränderungen der See gemeint, die noch nicht kartografisch erfasst worden sind.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Wiki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ie Durchführung der Sicherheitseinweisung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irewatchEvent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nspectionEvent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andingEvent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ogcheckEvent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ravelEvent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Wat?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WatchEvent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ncident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Wiki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lle Unfälle, die dem Fahrzeug und/oder den an Bord befindlichen Personen zustoßen.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ncident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Wiki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wenn im Falle eines Seenotfalls das Schiff zur Hilfeleistung außer Stande ist oder der Schiffsführer / für die Sicherheit Verantwortliche aufgrund besonderer Umstände die Hilfeleistung unzumutbar oder unnötig erachtet, ist dies im Logbuch zu vermerken und der Such- und Rettungsdienst zu alarmieren (§ 2 Abs. 2 SeeFSicherV)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ncident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ccident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ncident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llisionIncident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ncident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istressIncident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ncident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istressReception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ncident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ngineIncident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ncident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PollutionIncident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ncident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alvageIncident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ncident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pillpreventionIncident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Wiki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er gesteuerte Magnetkompass-Kurs.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Wiki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er tatsächliche Kurs über Grund. Dieser wird häufig über das <text:a xlink:href="https://de.wikipedia.org/wiki/Global_Positioning_System" xlink:type="simple">GPS</text:a> oder durch Peilen ermittelt.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Wiki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ie durch das Log bestimmte Fahrt durch das Wasser.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Wiki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ie Fahrt über Grund, welche heutzutage ebenfalls dem GPS entnommen wird.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Wiki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ie Geschwindigkeit der Wasserströmung. Dies ist die Differenz von der Fahrt durch das Wasser und der Fahrt über Grund.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Wiki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ie <text:a xlink:href="https://de.wikipedia.org/wiki/Abdrift" xlink:type="simple">Abdrift</text:a>, die durch die Richtung der Strömung verursacht wird.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Wiki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Je nach Seegebiet Angaben über Ebbe und Flut.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Wiki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ämtliche Manöver, egal ob diese unter Motor oder unter Segel stattfinden.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Wiki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bgabe von Nebel-Signalen.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Wiki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Verhalten bei Nebel- oder unsichtigem Wetter.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Wiki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ühren und Zeigen von Lichtern und Signalkörpern.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Wiki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ngaben über Ankern und Ankerlichten.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Wiki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ngaben über schleppen und geschleppt werden.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urseAlteration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avigationMark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Wat?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hipMovements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hipPosition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uplikat? Andere vessel?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hipSpee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chnical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Wiki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ei Fahrt unter Motor: Drehzahl in Umdrehungen pro Minute.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chnical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Wiki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ngaben zur Motorwartung, Betriebszeit, Kraftstoffverbrauch und Kraftstoffvorrat.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chnical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Wiki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atterieverbrauch bei ausgeschaltetem Motor sowie die Batterieladezeit, Alter und Zustand der Bordbatterie.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chnical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Wiki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Zustand der elektronischen Navigationshilfen (beispielsweise die elektronischen Seekarten, das Radar und das GPS).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Partiell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chnical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Wiki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Zustand der Signal- und Rettungsmittel wie z. B. die Positionsbeleuchtung, Notraketen, Handfackel etc.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chnical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reakdown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chnical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unkerChange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chnical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unkerLevel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chnical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ngineReading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chnical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MachineReading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uplikat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chnical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OverhaulEvent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Wat? Technisch, Reparatur? Umladen?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Wiki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ei Segelschiffen Hinweise zur Segelführung, Windrichtung und Stärke, Witterung, Bewölkung, Barometer- und Thermometerstand.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Wiki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Handschriftliches Protokoll des Wetterberichtes und der Wettervorhersagen.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bnormalCondition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WeatherCondition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|</text:p>
          </table:table-cell>
        </table:table-row>
        <table:table-row table:style-name="ro3"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  <table:table-cell table:style-name="Default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3"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|</text:p>
          </table:table-cell>
          <table:table-cell table:number-columns-repeated="6"/>
        </table:table-row>
        <table:table-row table:style-name="ro3" table:number-rows-repeated="2">
          <table:table-cell table:number-columns-repeated="7"/>
          <table:table-cell table:style-name="Default"/>
          <table:table-cell table:number-columns-repeated="9"/>
        </table:table-row>
        <table:table-row table:style-name="ro3">
          <table:table-cell office:value-type="string" calcext:value-type="string">
            <text:p>j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3">
          <table:table-cell office:value-type="string" calcext:value-type="string">
            <text:p>|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4">
          <table:table-cell office:value-type="string" calcext:value-type="string">
            <text:p>|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uplikat?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4">
          <table:table-cell office:value-type="string" calcext:value-type="string">
            <text:p>|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Obergruppe definiert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4">
          <table:table-cell office:value-type="string" calcext:value-type="string">
            <text:p>|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inge die in Liste garnicht erwähnt sind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4">
          <table:table-cell office:value-type="string" calcext:value-type="string">
            <text:p>|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ragwürdig, siehe Bemerkung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4">
          <table:table-cell office:value-type="string" calcext:value-type="string">
            <text:p>|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rledigt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Default"/>
          <table:table-cell table:number-columns-repeated="9"/>
        </table:table-row>
      </table:table>
      <table:named-expressions/>
      <table:database-ranges>
        <table:database-range table:name="__Anonymous_Sheet_DB__0" table:target-range-address="Tabelle1.A59:Tabelle1.N59" table:contains-header="false">
          <table:sort>
            <table:sort-by table:field-number="3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roggyCleanTTSZ" svg:font-family="ProggyCleanTTSZ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3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00:15:50.535098691</meta:creation-date>
    <dc:date>2019-07-30T21:23:40.052801265</dc:date>
    <meta:editing-duration>PT1H29M54S</meta:editing-duration>
    <meta:editing-cycles>1</meta:editing-cycles>
    <meta:document-statistic meta:table-count="1" meta:cell-count="825" meta:object-count="0"/>
    <meta:generator>LibreOffice/6.1.5.2$Linux_X86_64 LibreOffice_project/10$Build-2</meta:generator>
  </office:meta>
</office:document-meta>
</file>